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" svg:font-family="Time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68cm"/>
    </style:style>
    <style:style style:name="co2" style:family="table-column">
      <style:table-column-properties fo:break-before="auto" style:column-width="6.493cm"/>
    </style:style>
    <style:style style:name="co3" style:family="table-column">
      <style:table-column-properties fo:break-before="auto" style:column-width="3.30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3" style:family="table-cell" style:parent-style-name="Default">
      <style:table-cell-properties fo:border="0.018cm solid #000000"/>
    </style:style>
    <style:style style:name="ce4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6" style:family="table-cell" style:parent-style-name="Default">
      <style:table-cell-properties fo:border-bottom="0.088cm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18cm solid #000000"/>
      <style:text-properties fo:language="es" fo:country="ES" style:font-name-asian="Lucida Sans Unicod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5"/>
        <table:table-column table:style-name="co3" table:default-cell-style-name="ce7"/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>
            <text:p>ASSIGNACIÓ DE FREQÜÈNCIES PER A LA PRÀCTICA AMB SCILAB</text:p>
          </table:table-cell>
          <table:table-cell table:style-name="Default" table:number-columns-repeated="2"/>
        </table:table-row>
        <table:table-row table:style-name="ro1" table:number-rows-repeated="3">
          <table:table-cell table:style-name="Default" table:number-columns-repeated="3"/>
        </table:table-row>
        <table:table-row table:style-name="ro2">
          <table:table-cell table:style-name="ce2" office:value-type="string">
            <text:p>Identificació</text:p>
          </table:table-cell>
          <table:table-cell table:style-name="ce4" office:value-type="string">
            <text:p>Nom</text:p>
          </table:table-cell>
          <table:table-cell table:style-name="ce6" office:value-type="string">
            <text:p>Freqüència F1 (Hz)</text:p>
          </table:table-cell>
        </table:table-row>
        <table:table-row table:style-name="ro1">
          <table:table-cell office:value-type="string">
            <text:p>78219335S</text:p>
          </table:table-cell>
          <table:table-cell office:value-type="string">
            <text:p>Amengual Caldentey, Caterina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43195391B</text:p>
          </table:table-cell>
          <table:table-cell office:value-type="string">
            <text:p>Basalo Tur, Abel</text:p>
          </table:table-cell>
          <table:table-cell table:formula="of:=[.C7]+100" office:value-type="float" office:value="600">
            <text:p>600</text:p>
          </table:table-cell>
        </table:table-row>
        <table:table-row table:style-name="ro1">
          <table:table-cell office:value-type="string">
            <text:p>43158631M</text:p>
          </table:table-cell>
          <table:table-cell office:value-type="string">
            <text:p>Boscana Oliver, Bartomeu</text:p>
          </table:table-cell>
          <table:table-cell table:formula="of:=[.C8]+100" office:value-type="float" office:value="700">
            <text:p>700</text:p>
          </table:table-cell>
        </table:table-row>
        <table:table-row table:style-name="ro1">
          <table:table-cell office:value-type="string">
            <text:p>43166787L</text:p>
          </table:table-cell>
          <table:table-cell office:value-type="string">
            <text:p>Bover Solano, Javier</text:p>
          </table:table-cell>
          <table:table-cell table:formula="of:=[.C9]+100" office:value-type="float" office:value="800">
            <text:p>800</text:p>
          </table:table-cell>
        </table:table-row>
        <table:table-row table:style-name="ro1">
          <table:table-cell office:value-type="string">
            <text:p>X5762422W</text:p>
          </table:table-cell>
          <table:table-cell office:value-type="string">
            <text:p>Cacuango Sandoval, Richard Javier</text:p>
          </table:table-cell>
          <table:table-cell table:formula="of:=[.C10]+100" office:value-type="float" office:value="900">
            <text:p>900</text:p>
          </table:table-cell>
        </table:table-row>
        <table:table-row table:style-name="ro1">
          <table:table-cell office:value-type="string">
            <text:p>41521746F</text:p>
          </table:table-cell>
          <table:table-cell office:value-type="string">
            <text:p>Calafat Alhama, Juan Marcos</text:p>
          </table:table-cell>
          <table:table-cell table:formula="of:=[.C11]+100" office:value-type="float" office:value="1000">
            <text:p>1000</text:p>
          </table:table-cell>
        </table:table-row>
        <table:table-row table:style-name="ro1">
          <table:table-cell office:value-type="string">
            <text:p>43177945E</text:p>
          </table:table-cell>
          <table:table-cell office:value-type="string">
            <text:p>Canosa Pérez, Rubén</text:p>
          </table:table-cell>
          <table:table-cell table:formula="of:=[.C12]+100" office:value-type="float" office:value="1100">
            <text:p>1100</text:p>
          </table:table-cell>
        </table:table-row>
        <table:table-row table:style-name="ro1">
          <table:table-cell office:value-type="string">
            <text:p>43140154C</text:p>
          </table:table-cell>
          <table:table-cell office:value-type="string">
            <text:p>Comendador Cenzano, Luis</text:p>
          </table:table-cell>
          <table:table-cell table:formula="of:=[.C13]+100" office:value-type="float" office:value="1200">
            <text:p>1200</text:p>
          </table:table-cell>
        </table:table-row>
        <table:table-row table:style-name="ro1">
          <table:table-cell office:value-type="string">
            <text:p>43155315R</text:p>
          </table:table-cell>
          <table:table-cell office:value-type="string">
            <text:p>Expósito García, Sergio</text:p>
          </table:table-cell>
          <table:table-cell table:formula="of:=[.C14]+100" office:value-type="float" office:value="1300">
            <text:p>1300</text:p>
          </table:table-cell>
        </table:table-row>
        <table:table-row table:style-name="ro1">
          <table:table-cell office:value-type="string">
            <text:p>43162694C</text:p>
          </table:table-cell>
          <table:table-cell office:value-type="string">
            <text:p>Ferrer García, Pedro</text:p>
          </table:table-cell>
          <table:table-cell table:formula="of:=[.C15]+100" office:value-type="float" office:value="1400">
            <text:p>1400</text:p>
          </table:table-cell>
        </table:table-row>
        <table:table-row table:style-name="ro1">
          <table:table-cell office:value-type="string">
            <text:p>43128553B</text:p>
          </table:table-cell>
          <table:table-cell office:value-type="string">
            <text:p>Ferrer Juan, Maria Catalina</text:p>
          </table:table-cell>
          <table:table-cell table:formula="of:=[.C16]+100" office:value-type="float" office:value="1500">
            <text:p>1500</text:p>
          </table:table-cell>
        </table:table-row>
        <table:table-row table:style-name="ro1">
          <table:table-cell office:value-type="string">
            <text:p>78218361F</text:p>
          </table:table-cell>
          <table:table-cell office:value-type="string">
            <text:p>Fontclara Martorell, Antonio Javier</text:p>
          </table:table-cell>
          <table:table-cell table:formula="of:=[.C17]+100" office:value-type="float" office:value="1600">
            <text:p>1600</text:p>
          </table:table-cell>
        </table:table-row>
        <table:table-row table:style-name="ro1">
          <table:table-cell office:value-type="string">
            <text:p>76928273N</text:p>
          </table:table-cell>
          <table:table-cell office:value-type="string">
            <text:p>García Paz, Damián</text:p>
          </table:table-cell>
          <table:table-cell table:formula="of:=[.C18]+100" office:value-type="float" office:value="1700">
            <text:p>1700</text:p>
          </table:table-cell>
        </table:table-row>
        <table:table-row table:style-name="ro1">
          <table:table-cell office:value-type="string">
            <text:p>43132406T</text:p>
          </table:table-cell>
          <table:table-cell office:value-type="string">
            <text:p>García Ruiz, Alberto</text:p>
          </table:table-cell>
          <table:table-cell table:formula="of:=[.C19]+100" office:value-type="float" office:value="1800">
            <text:p>1800</text:p>
          </table:table-cell>
        </table:table-row>
        <table:table-row table:style-name="ro1">
          <table:table-cell office:value-type="string">
            <text:p>43199272M</text:p>
          </table:table-cell>
          <table:table-cell office:value-type="string">
            <text:p>Horrach Hinarejos, Pedro José</text:p>
          </table:table-cell>
          <table:table-cell table:formula="of:=[.C20]+100" office:value-type="float" office:value="1900">
            <text:p>1900</text:p>
          </table:table-cell>
        </table:table-row>
        <table:table-row table:style-name="ro1">
          <table:table-cell office:value-type="string">
            <text:p>43208633M</text:p>
          </table:table-cell>
          <table:table-cell office:value-type="string">
            <text:p>Julià Vallespir, Miguel</text:p>
          </table:table-cell>
          <table:table-cell table:formula="of:=[.C21]+100" office:value-type="float" office:value="2000">
            <text:p>2000</text:p>
          </table:table-cell>
        </table:table-row>
        <table:table-row table:style-name="ro1">
          <table:table-cell office:value-type="string">
            <text:p>43158806L</text:p>
          </table:table-cell>
          <table:table-cell office:value-type="string">
            <text:p>Martín Vilanova, Miguel Àngel</text:p>
          </table:table-cell>
          <table:table-cell table:formula="of:=[.C22]+100" office:value-type="float" office:value="2100">
            <text:p>2100</text:p>
          </table:table-cell>
        </table:table-row>
        <table:table-row table:style-name="ro1">
          <table:table-cell office:value-type="string">
            <text:p>43160570N</text:p>
          </table:table-cell>
          <table:table-cell office:value-type="string">
            <text:p>Martínez González, Javier</text:p>
          </table:table-cell>
          <table:table-cell table:formula="of:=[.C23]+100" office:value-type="float" office:value="2200">
            <text:p>2200</text:p>
          </table:table-cell>
        </table:table-row>
        <table:table-row table:style-name="ro1">
          <table:table-cell office:value-type="string">
            <text:p>37342258X</text:p>
          </table:table-cell>
          <table:table-cell office:value-type="string">
            <text:p>Obrador Barceló, Bartomeu</text:p>
          </table:table-cell>
          <table:table-cell table:formula="of:=[.C24]+100" office:value-type="float" office:value="2300">
            <text:p>2300</text:p>
          </table:table-cell>
        </table:table-row>
        <table:table-row table:style-name="ro1">
          <table:table-cell office:value-type="string">
            <text:p>43187941J</text:p>
          </table:table-cell>
          <table:table-cell office:value-type="string">
            <text:p>Rodríguez Aguado, Cristina</text:p>
          </table:table-cell>
          <table:table-cell table:formula="of:=[.C25]+100" office:value-type="float" office:value="2400">
            <text:p>2400</text:p>
          </table:table-cell>
        </table:table-row>
        <table:table-row table:style-name="ro1">
          <table:table-cell office:value-type="string">
            <text:p>43130538H</text:p>
          </table:table-cell>
          <table:table-cell office:value-type="string">
            <text:p>Rodríguez Lorca, Óscar</text:p>
          </table:table-cell>
          <table:table-cell table:formula="of:=[.C26]+100" office:value-type="float" office:value="2500">
            <text:p>2500</text:p>
          </table:table-cell>
        </table:table-row>
        <table:table-row table:style-name="ro1">
          <table:table-cell office:value-type="string">
            <text:p>43206165K</text:p>
          </table:table-cell>
          <table:table-cell office:value-type="string">
            <text:p>Sastre Riera, Sandra Margarita</text:p>
          </table:table-cell>
          <table:table-cell table:formula="of:=[.C27]+100" office:value-type="float" office:value="2600">
            <text:p>2600</text:p>
          </table:table-cell>
        </table:table-row>
        <table:table-row table:style-name="ro1">
          <table:table-cell office:value-type="string">
            <text:p>43150526L</text:p>
          </table:table-cell>
          <table:table-cell office:value-type="string">
            <text:p>Sauco Pocoví, Francisco José</text:p>
          </table:table-cell>
          <table:table-cell table:formula="of:=[.C28]+100" office:value-type="float" office:value="2700">
            <text:p>2700</text:p>
          </table:table-cell>
        </table:table-row>
        <table:table-row table:style-name="ro1">
          <table:table-cell office:value-type="string">
            <text:p>43168216E</text:p>
          </table:table-cell>
          <table:table-cell office:value-type="string">
            <text:p>Tortosa Jiménez, Francisco Gabriel</text:p>
          </table:table-cell>
          <table:table-cell table:formula="of:=[.C29]+100" office:value-type="float" office:value="2800">
            <text:p>2800</text:p>
          </table:table-cell>
        </table:table-row>
        <table:table-row table:style-name="ro1">
          <table:table-cell office:value-type="string">
            <text:p>78217854Y</text:p>
          </table:table-cell>
          <table:table-cell office:value-type="string">
            <text:p>Vidal Ginard, Joan</text:p>
          </table:table-cell>
          <table:table-cell table:formula="of:=[.C30]+100" office:value-type="float" office:value="2900">
            <text:p>2900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" svg:font-family="Time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7">07/05/2010</text:date>, <text:time>15:2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0H43M42S</meta:editing-duration>
    <meta:editing-cycles>16</meta:editing-cycles>
    <meta:generator>OpenOffice.org/3.0$Win32 OpenOffice.org_project/300m15$Build-9379</meta:generator>
    <dc:date>2010-05-07T15:25:24.43</dc:date>
    <meta:document-statistic meta:table-count="3" meta:cell-count="79" meta:object-count="0"/>
    <meta:user-defined meta:name="Info 1"/>
    <meta:user-defined meta:name="Info 2"/>
    <meta:user-defined meta:name="Info 3"/>
    <meta:user-defined meta:name="Info 4"/>
  </office:meta>
</office:document-meta>
</file>